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A000006886F06DC6E61C14DD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pt"/>
    </style:style>
    <style:style style:name="P2" style:family="paragraph" style:parent-style-name="Standard">
      <style:paragraph-properties fo:text-align="center" style:justify-single-word="false"/>
      <style:text-properties fo:font-size="34pt" officeooo:rsid="001b675b" officeooo:paragraph-rsid="001b675b"/>
    </style:style>
    <style:style style:name="T1" style:family="text">
      <style:text-properties officeooo:rsid="001c2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339in" svg:width="6.6929in" svg:height="8.3661in" draw:z-index="0"><draw:image xlink:href="Pictures/100000000000053A000006886F06DC6E61C14DD7.jpg" xlink:type="simple" xlink:show="embed" xlink:actuate="onLoad" draw:mime-type="image/jpeg"/></draw:frame></text:p>
      <text:p text:style-name="P2"><text:span text:style-name="T1">Artemis</text:span> – <text:span text:style-name="T1">SLS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8:31:26.084109786</meta:creation-date>
    <dc:date>2023-02-07T18:39:53.769260310</dc:date>
    <meta:editing-duration>PT8M29S</meta:editing-duration>
    <meta:editing-cycles>3</meta:editing-cycles>
    <meta:generator>LibreOffice/7.4.3.2$Linux_X86_64 LibreOffice_project/40$Build-2</meta:generator>
    <meta:document-statistic meta:table-count="0" meta:image-count="1" meta:object-count="0" meta:page-count="1" meta:paragraph-count="1" meta:word-count="2" meta:character-count="13" meta:non-whitespace-character-count="11"/>
  </office:meta>
</office:document-meta>
</file>